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7" style:family="paragraph" style:parent-style-name="Standard">
      <style:text-properties fo:font-weight="normal" style:font-weight-asian="normal" style:font-weight-complex="normal"/>
    </style:style>
    <style:style style:name="P8" style:family="paragraph" style:parent-style-name="Standard" style:list-style-name="L4">
      <style:text-properties fo:font-weight="normal" style:font-weight-asian="normal" style:font-weight-complex="normal"/>
    </style:style>
    <style:style style:name="P9" style:family="paragraph" style:parent-style-name="Standard" style:list-style-name="L5">
      <style:text-properties fo:font-weight="normal" style:font-weight-asian="normal" style:font-weight-complex="normal"/>
    </style:style>
    <style:style style:name="P10" style:family="paragraph" style:parent-style-name="Standard" style:list-style-name="L6">
      <style:text-properties fo:font-weight="normal" style:font-weight-asian="normal" style:font-weight-complex="normal"/>
    </style:style>
    <style:style style:name="P11" style:family="paragraph" style:parent-style-name="Standard" style:list-style-name="L7"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gorytm Zarządzanie Dostępnością. </text:p>
      <text:p text:style-name="Standard"/>
      <text:p text:style-name="P5">Podstawowe założenia</text:p>
      <text:p text:style-name="P5"/>
      <text:p text:style-name="P7">Implementacja algorytmu ma w maksymalnym stopniu wykorzystać komponenty wykonane na potrzeby MVP. W szczególności możliwe jest reużycie wszystkich elementów "konfiguracyjnych" takich jak:</text:p>
      <text:list xml:id="list5490792715346710485" text:style-name="L7">
        <text:list-item>
          <text:p text:style-name="P11">konifugracja funcji zwalniania</text:p>
        </text:list-item>
        <text:list-item>
          <text:p text:style-name="P11">konfiguracja poziomów dostęności (wyjątki)</text:p>
        </text:list-item>
        <text:list-item>
          <text:p text:style-name="P11">konfiguracja pozostałych skałdowych statycznych</text:p>
        </text:list-item>
      </text:list>
      <text:p text:style-name="P7"/>
      <text:p text:style-name="P7">Głównym elementem modyfikacji powinien być SupplyManagementService – tu mechanizm wektora dsotępności powinien być zastapiony przez pełnowymiarowy algorytm. </text:p>
      <text:p text:style-name="Standard"/>
      <text:p text:style-name="P5">Składowe struktury algorytmu</text:p>
      <text:p text:style-name="Standard"/>
      <text:p text:style-name="Standard"><text:span text:style-name="T1">Chmura terminów</text:span> – słownik (Dictionary), klucz jest wyliczany funkcją mieszającą. Zawiera element Terms. Zawiera termniy dla wariantów usługi i lokalizacji. Loklaizacja ma ilość chmur równą ilości wariantów usług w tej lokalizacji + 1 na zależności. Mniejsza ziarnistość pozwala na lepsze panowanie nad operacjami blokującymi. </text:p>
      <text:p text:style-name="Standard"/>
      <text:p text:style-name="Standard"><text:span text:style-name="T1">Kolekcja zależności - </text:span>Jedna dla całej lookalizacji (wspólna dla wszytkich wariantów). </text:p>
      <text:p text:style-name="Standard">Zawiera idTerm oraz kolekcje &lt;serviceVariant&gt; gdzie ten term występuje. W ten sposób mamy możliwość szybkeij synchronizacji wielu chmur. </text:p>
      <text:p text:style-name="Standard"/>
      <text:p text:style-name="Standard"><text:span text:style-name="T1">Kolekcja segmentacji </text:span>– uporządkowan zbiór (SortedSet) segmentów (bazowych i specjalnych). Kolekcja przechowuje elementy segmentacji. </text:p>
      <text:p text:style-name="Standard"/>
      <text:p text:style-name="P4">Komponenty postProcessing</text:p>
      <text:p text:style-name="P4"/>
      <text:p text:style-name="P7">Wynik działania algorytu mogą zostać dodatkowo przetworzone. Służą do tego komponenty IpostProcess, które mogą służyć do fitlorwania danych na zakończenie, przed wyświetleniem – np ograniczyć do zadanej ilości zwracane rekordy itp. </text:p>
      <text:p text:style-name="Standard"/>
      <text:p text:style-name="Standard"><text:span text:style-name="T1">Element segmentacji <text:s/></text:span>- składa się z nastepujących skłądowych</text:p>
      <text:list xml:id="list1517961865688364644" text:style-name="L1">
        <text:list-item>
          <text:p text:style-name="P1">identyfikator</text:p>
        </text:list-item>
        <text:list-item>
          <text:p text:style-name="P1">priorytet (key)</text:p>
        </text:list-item>
        <text:list-item>
          <text:p text:style-name="P1">filtr (predykat jednoargumentowy), IFilter</text:p>
        </text:list-item>
        <text:list-item>
          <text:p text:style-name="P1">selektor – kolekcja predykatów jednoargumentowych Iselector, struktura pomocnicza SelectorBuilder</text:p>
        </text:list-item>
        <text:list-item>
          <text:p text:style-name="P1">Count (na chmurę / variantId)</text:p>
        </text:list-item>
        <text:list-item>
          <text:p text:style-name="P1">Ilość wymagana (na chmurę / variantId) (AvalLevel) - przeliczany funkcją uwalniania</text:p>
        </text:list-item>
      </text:list>
      <text:p text:style-name="P4">Term</text:p>
      <text:list xml:id="list4950032069826388384" text:style-name="L3">
        <text:list-item>
          <text:p text:style-name="P3">id, </text:p>
        </text:list-item>
        <text:list-item>
          <text:p text:style-name="P3">termId (bd), </text:p>
        </text:list-item>
        <text:list-item>
          <text:p text:style-name="P3">doctorId, </text:p>
        </text:list-item>
        <text:list-item>
          <text:p text:style-name="P3">dateFrom, </text:p>
        </text:list-item>
        <text:list-item>
          <text:p text:style-name="P3">dateTo, </text:p>
        </text:list-item>
        <text:list-item>
          <text:p text:style-name="P3">facilityId</text:p>
        </text:list-item>
        <text:list-item>
          <text:p text:style-name="P3">...i każda inna skałdowa, która będzie mogła się znaleźć w selektorze segmentu</text:p>
        </text:list-item>
      </text:list>
      <text:p text:style-name="Standard"/>
      <text:p text:style-name="Standard"><text:soft-page-break/><text:span text:style-name="T1">Wynik </text:span>dziłania algorytmu – uporządkowany słownik (<text:span text:style-name="T1">SortedDictionary</text:span>), posortowany po kluczu (hash), ograniczony poprzez filtr postProcess. Sortowanie jest wywoływane na kluczu (hash) – dzieki temu uzyskujemy niezmienne termsy. </text:p>
      <text:p text:style-name="Standard"/>
      <text:p text:style-name="P4">Wejście algorytmu</text:p>
      <text:p text:style-name="Standard"/>
      <text:p text:style-name="Standard">Algorytm potrzebje nastepujących danych:</text:p>
      <text:list xml:id="list7668615825277945287" text:style-name="L2">
        <text:list-item>
          <text:p text:style-name="P2">lokalizacja</text:p>
        </text:list-item>
        <text:list-item>
          <text:p text:style-name="P2">wariant usługi</text:p>
        </text:list-item>
        <text:list-item>
          <text:p text:style-name="P2">kolekcja segmentów</text:p>
        </text:list-item>
        <text:list-item>
          <text:p text:style-name="P2">chmura terms</text:p>
        </text:list-item>
        <text:list-item>
          <text:p text:style-name="P2">Kolekcja zależności terms</text:p>
        </text:list-item>
        <text:list-item>
          <text:p text:style-name="P2">dodatkowe dane (?)</text:p>
        </text:list-item>
      </text:list>
      <text:p text:style-name="P5"/>
      <text:p text:style-name="P5">Chmura terminów</text:p>
      <text:p text:style-name="Standard"/>
      <text:p text:style-name="Standard">Generacja </text:p>
      <text:p text:style-name="Standard"/>
      <text:p text:style-name="Standard">Wywolaywana jest storedProc zwracająca termsy dla danej loklaizacji oraz wariantu usługi. Wypelnia kolekcje. Gdy termin jest wspoldzielny przez kilka wariantow usług (lekarz o kilku specjanościach) – dodaje zaleznosc w kolekcji zaleznosci. Kolekcja zależności jest wspólna dla lokalizacji. </text:p>
      <text:p text:style-name="Standard"/>
      <text:p text:style-name="Standard">Przebudowanie (dodanie / usunięcie)</text:p>
      <text:p text:style-name="Standard"/>
      <text:p text:style-name="Standard">Gdy wystapi zdarzenie np na grafiku, dokonywana jest przebudwa wszytkich chmur dla wariantów (również wszytkich zależnych). Przeliczana jest także kolekcja segmentów – tu przeliczana są ilości Count. Operacja przliczania chmur i kolekcji segmentów jest blokująca (ziarnistość = warianty usług), może być przeprowadzona współbieżnie na wszystkich kolekcjach. </text:p>
      <text:p text:style-name="Standard"/>
      <text:p text:style-name="P5">Kolekcja segmentów</text:p>
      <text:p text:style-name="P4"/>
      <text:p text:style-name="P7">Generowanie</text:p>
      <text:p text:style-name="P4"/>
      <text:p text:style-name="P7">Może przebiegać w 2 trtbach – wywoływane jako całość, odtwarza całą kolekcję na podstawie danych lub wywoływana zdarzeniowo, gdy wystąpią w systemie zdarzenia, mające wpływ na ilość segmentów. </text:p>
      <text:p text:style-name="P7">Zdarzenia, mające wpływ na powstanie nowych segmentów:</text:p>
      <text:list xml:id="list5118465053919110108" text:style-name="L4">
        <text:list-item>
          <text:p text:style-name="P8">dodanie skierowania CITO...</text:p>
        </text:list-item>
        <text:list-item>
          <text:p text:style-name="P8">.....</text:p>
        </text:list-item>
      </text:list>
      <text:p text:style-name="P7">Usuwanie segmentów</text:p>
      <text:p text:style-name="P7"/>
      <text:p text:style-name="P7">Segmenty mogą być usuwane gdy zostaną skonsumowane wszytkie ich zapotrzebowania (AvalLevel = 0) dla segmentów specjalnych (?) lub gdy minie ich "data ważności". Segmenty usuwane z kolekcji są również usuwane ze wszystkich chmur terms (mapy cechowań), które obserwowały. </text:p>
      <text:p text:style-name="P7"/>
      <text:p text:style-name="P4">Działanie algorytmu</text:p>
      <text:p text:style-name="P4"/>
      <text:p text:style-name="P7">Gdy przychodzi żądanie pokazania termniów, nastepuje:</text:p>
      <text:p text:style-name="P7"/>
      <text:list xml:id="list2825383175993572882" text:style-name="L5">
        <text:list-item>
          <text:p text:style-name="P9">Odczytanie loklalizacji oraz wariantu usługi =&gt; wybór chmury terms na której zostaną <text:soft-page-break/>przeporwadzone operacje</text:p>
        </text:list-item>
        <text:list-item>
          <text:p text:style-name="P9">Pobranie segmentu (+ segmentu specjalnego)</text:p>
        </text:list-item>
        <text:list-item>
          <text:p text:style-name="P9">Z chmury terms zostają wybrane kolejno elementy, mająće wśród cechowań ten segment. Dla keżdego pobranego terms, przeprowadzana jest operacja sprawdzenia "dostęności" terminu dla segmentu:</text:p>
          <text:list>
            <text:list-header>
              <text:p text:style-name="P9">- W kolejności od samej góry kolekcji cechwań term aż do uzyskania segmentu aktualnie przetwarzanego, sprawdzany jest brak usztywnienia dla segmentu wyższego. Usztywneinei segmentu wyższego jest sprawdzany w kolekcji segmentów, segment nie jest usztywniony gdy count &gt; avalLevel (przleiczony przez funkcję uwalniania).</text:p>
            </text:list-header>
          </text:list>
        </text:list-item>
        <text:list-item>
          <text:p text:style-name="P9">Termin który nie jest usztywniony trafia do kolekcji uporządkowanej wyniku. Uporządkowanie następuje na podstawie funcji skrótu wyliczonaej na term. </text:p>
        </text:list-item>
        <text:list-item>
          <text:p text:style-name="P9">Kolekcja jest filtrowana do ilości określonej dla danego segmentu (lub inny mechanizm posPtorcess).</text:p>
        </text:list-item>
      </text:list>
      <text:p text:style-name="P7"/>
      <text:p text:style-name="P7">Po wyznaczeniu kolekcji wyściowej, termsy są prezentowane. Gdy temrin zostanie zarezerwowany nastęuje (event z rezerwacji):</text:p>
      <text:p text:style-name="P7"/>
      <text:list xml:id="list9110454790935118471" text:style-name="L6">
        <text:list-item>
          <text:p text:style-name="P10">Założenie "blokady" na termin w chmurze (Flag = Processed, FlagTimeStamp)</text:p>
        </text:list-item>
        <text:list-item>
          <text:p text:style-name="P10">Sprawdzenie kolkecji zależności lokalizacji i ustawienie flagi Processed w każdej chmurze zależnej</text:p>
        </text:list-item>
        <text:list-item>
          <text:p text:style-name="P10">Odczytanie kolekcji cech – i na tej podstawi dekrementacja Count każdego obserwującego segmentu</text:p>
        </text:list-item>
        <text:list-item>
          <text:p text:style-name="P10">Odczytanie kolekcji cech w każdej chmurze zależnej – i aktualizacja Count dla tych chmór</text:p>
        </text:list-item>
        <text:list-item>
          <text:p text:style-name="P10">Usunięcie term z chmury oraz chmur zależnych</text:p>
        </text:list-item>
      </text:list>
      <text:p text:style-name="P7"/>
      <text:p text:style-name="P7"/>
      <text:p text:style-name="P5">Wyzwania infrasturkturlane, wydajnościowe</text:p>
      <text:p text:style-name="P4"/>
      <text:p text:style-name="P7">Sporo, opisać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1M41S</meta:editing-duration>
    <meta:editing-cycles>17</meta:editing-cycles>
    <meta:generator>OpenOffice/4.1.2$Win32 OpenOffice.org_project/412m3$Build-9782</meta:generator>
    <dc:date>2018-05-13T21:26:48.82</dc:date>
    <dc:creator>Piotr Brodziński</dc:creator>
    <meta:document-statistic meta:table-count="0" meta:image-count="0" meta:object-count="0" meta:page-count="3" meta:paragraph-count="67" meta:word-count="691" meta:character-count="5240"/>
    <meta:user-defined meta:name="Info 1"/>
    <meta:user-defined meta:name="Info 2"/>
    <meta:user-defined meta:name="Info 3"/>
    <meta:user-defined meta:name="Info 4"/>
  </office:meta>
</office:document-meta>
</file>